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AnnotationMetadataReadingVisitor.getSour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urce.Sourc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nnotationMetadataReadingVisitor.visitMethod( int access , String name , String descriptor , String signature , String [ ] excep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AnnotationMetadataReadingVisitor.get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AnnotationMetadataReadingVisitor.visit( int version , int access , String name , String signature , @ Nullable String supername , String [ ] interfac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AnnotationMetadataReadingVisitor.isInterface( int a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nnotationMetadataReadingVisitor.SimpleAnnotationMetadataReadingVisitor( @ Nullable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AnnotationMetadataReadingVisitor.visitAnnotation( String descriptor , boolean visi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AnnotationMetadataReadingVisitor.toClass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.equals( @ Nullable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AnnotationMetadataReadingVisitor.visitInnerClass( String name , @ Nullable String outerName , String innerName , int acce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ourc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nnotationMetadataReadingVisitor.visitOuterClass( String owner , String name , String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nnotationMetadataReadingVisitor.isBridge( int a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AnnotationMetadataReadingVisitor.visit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urc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